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df1b" officeooo:paragraph-rsid="0002df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ght4@user-HP-8200-SFF-Elite ~ $ subl .</text:p>
      <text:p text:style-name="P1">night4@user-HP-8200-SFF-Elite ~ $ git config --global user.name "Armando San Luis"</text:p>
      <text:p text:style-name="P1">night4@user-HP-8200-SFF-Elite ~ $ git config --global user.email "sanluis.armandojr@gmail.com"</text:p>
      <text:p text:style-name="P1">night4@user-HP-8200-SFF-Elite ~ $ cd Documents</text:p>
      <text:p text:style-name="P1">night4@user-HP-8200-SFF-Elite ~/Documents $ cd webdevPort</text:p>
      <text:p text:style-name="P1">night4@user-HP-8200-SFF-Elite ~/Documents/webdevPort $ ls</text:p>
      <text:p text:style-name="P1">bg1.jpg <text:s/>bg.jpg <text:s/>index.html <text:s/>me1.jpg <text:s/>me.jpg <text:s/>style.css</text:p>
      <text:p text:style-name="P1">night4@user-HP-8200-SFF-Elite ~/Documents/webdevPort $ git init</text:p>
      <text:p text:style-name="P1">Initialized empty Git repository in /home/night4/Documents/webdevPort/.git/</text:p>
      <text:p text:style-name="P1">night4@user-HP-8200-SFF-Elite ~/Documents/webdevPort $ status</text:p>
      <text:p text:style-name="P1">status: missing job name</text:p>
      <text:p text:style-name="P1">Try `status --help' for more information.</text:p>
      <text:p text:style-name="P1">night4@user-HP-8200-SFF-Elite ~/Documents/webdevPort $ git status</text:p>
      <text:p text:style-name="P1">On branch master</text:p>
      <text:p text:style-name="P1"/>
      <text:p text:style-name="P1">No commits yet</text:p>
      <text:p text:style-name="P1"/>
      <text:p text:style-name="P1">Untracked files:</text:p>
      <text:p text:style-name="P1"><text:s text:c="2"/>(use "git add &lt;file&gt;..." to include in what will be committed)</text:p>
      <text:p text:style-name="P1"/>
      <text:p text:style-name="P1"><text:tab/>bg.jpg</text:p>
      <text:p text:style-name="P1"><text:tab/>bg1.jpg</text:p>
      <text:p text:style-name="P1"><text:tab/>index.html</text:p>
      <text:p text:style-name="P1"><text:tab/>me.jpg</text:p>
      <text:p text:style-name="P1"><text:tab/>me1.jpg</text:p>
      <text:p text:style-name="P1"><text:tab/>style.css</text:p>
      <text:p text:style-name="P1"/>
      <text:p text:style-name="P1">nothing added to commit but untracked files present (use "git add" to track)</text:p>
      <text:p text:style-name="P1">night4@user-HP-8200-SFF-Elite ~/Documents/webdevPort $ git add .</text:p>
      <text:p text:style-name="P1">night4@user-HP-8200-SFF-Elite ~/Documents/webdevPort $ git remote add origin</text:p>
      <text:p text:style-name="P1">usage: git remote add [&lt;options&gt;] &lt;name&gt; &lt;url&gt;</text:p>
      <text:p text:style-name="P1"/>
      <text:p text:style-name="P1"><text:s text:c="4"/>-f, --fetch <text:s text:c="10"/>fetch the remote branches</text:p>
      <text:p text:style-name="P1"><text:s text:c="4"/>--tags <text:s text:c="15"/>import all tags and associated objects when fetching</text:p>
      <text:p text:style-name="P1"><text:s text:c="26"/>or do not fetch any tag at all (--no-tags)</text:p>
      <text:p text:style-name="P1"><text:s text:c="4"/>-t, --track &lt;branch&gt; <text:s/>branch(es) to track</text:p>
      <text:p text:style-name="P1"><text:s text:c="4"/>-m, --master &lt;branch&gt;</text:p>
      <text:p text:style-name="P1"><text:s text:c="26"/>master branch</text:p>
      <text:p text:style-name="P1"><text:s text:c="4"/>--mirror[=&lt;push|fetch&gt;]</text:p>
      <text:p text:style-name="P1"><text:s text:c="26"/>set up remote as a mirror to push to or fetch from</text:p>
      <text:p text:style-name="P1"/>
      <text:p text:style-name="P1">night4@user-HP-8200-SFF-Elite ~/Documents/webdevPort $ git remote add origin https://gitlab.com/SanluisArmandoJr/myPortfolio.git</text:p>
      <text:p text:style-name="P1">night4@user-HP-8200-SFF-Elite ~/Documents/webdevPort $ git commit -m "dev portfolio"</text:p>
      <text:p text:style-name="P1">[master (root-commit) a67147a] dev portfolio</text:p>
      <text:p text:style-name="P1"><text:s/>6 files changed, 63 insertions(+)</text:p>
      <text:p text:style-name="P1"><text:s/>create mode 100644 bg.jpg</text:p>
      <text:p text:style-name="P1"><text:s/>create mode 100644 bg1.jpg</text:p>
      <text:p text:style-name="P1"><text:s/>create mode 100644 index.html</text:p>
      <text:p text:style-name="P1"><text:soft-page-break/><text:s/>create mode 100644 me.jpg</text:p>
      <text:p text:style-name="P1"><text:s/>create mode 100644 me1.jpg</text:p>
      <text:p text:style-name="P1"><text:s/>create mode 100644 style.css</text:p>
      <text:p text:style-name="P1">night4@user-HP-8200-SFF-Elite ~/Documents/webdevPort $ git remote -v</text:p>
      <text:p text:style-name="P1">origin<text:tab/>https://gitlab.com/SanluisArmandoJr/myPortfolio.git (fetch)</text:p>
      <text:p text:style-name="P1">origin<text:tab/>https://gitlab.com/SanluisArmandoJr/myPortfolio.git (push)</text:p>
      <text:p text:style-name="P1">night4@user-HP-8200-SFF-Elite ~/Documents/webdevPort $ git push origin master</text:p>
      <text:p text:style-name="P1">Username for 'https://gitlab.com': Armando San Luis</text:p>
      <text:p text:style-name="P1">Password for 'https://Armando San Luis@gitlab.com': </text:p>
      <text:p text:style-name="P1">fatal: unable to access 'https://gitlab.com/SanluisArmandoJr/myPortfolio.git/': Could not resolve host: gitlab.com</text:p>
      <text:p text:style-name="P1">night4@user-HP-8200-SFF-Elite ~/Documents/webdevPort $ git push origin master</text:p>
      <text:p text:style-name="P1">fatal: unable to access 'https://gitlab.com/SanluisArmandoJr/myPortfolio.git/': Could not resolve host: gitlab.com</text:p>
      <text:p text:style-name="P1">night4@user-HP-8200-SFF-Elite ~/Documents/webdevPort $ git push origin master</text:p>
      <text:p text:style-name="P1">fatal: unable to access 'https://gitlab.com/SanluisArmandoJr/myPortfolio.git/': Could not resolve host: gitlab.com</text:p>
      <text:p text:style-name="P1">night4@user-HP-8200-SFF-Elite ~/Documents/webdevPort $ git push origin master</text:p>
      <text:p text:style-name="P1">Username for 'https://gitlab.com': SanluisArmandoJr</text:p>
      <text:p text:style-name="P1">Password for 'https://SanluisArmandoJr@gitlab.com': </text:p>
      <text:p text:style-name="P1">Counting objects: 8, done.</text:p>
      <text:p text:style-name="P1">Delta compression using up to 4 threads.</text:p>
      <text:p text:style-name="P1">Compressing objects: 100% (8/8), done.</text:p>
      <text:p text:style-name="P1">Writing objects: 100% (8/8), 801.83 KiB | 15.72 MiB/s, done.</text:p>
      <text:p text:style-name="P1">Total 8 (delta 0), reused 0 (delta 0)</text:p>
      <text:p text:style-name="P1">To https://gitlab.com/SanluisArmandoJr/myPortfolio.git</text:p>
      <text:p text:style-name="P1"><text:s/>* [new branch] <text:s text:c="5"/>master -&gt; master</text:p>
      <text:p text:style-name="P1">night4@user-HP-8200-SFF-Elite ~/Documents/webdevPort 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ht 4</meta:initial-creator>
    <meta:creation-date>2018-01-30T19:24:38.192910781</meta:creation-date>
    <dc:date>2018-01-30T19:26:22.820255864</dc:date>
    <dc:creator>Night 4</dc:creator>
    <meta:editing-duration>PT1M44S</meta:editing-duration>
    <meta:editing-cycles>1</meta:editing-cycles>
    <meta:document-statistic meta:table-count="0" meta:image-count="0" meta:object-count="0" meta:page-count="2" meta:paragraph-count="67" meta:word-count="371" meta:character-count="3449" meta:non-whitespace-character-count="3001"/>
    <meta:generator>LibreOffice/4.4.3.2$Linux_x86 LibreOffice_project/40m0$Build-2</meta:generator>
  </office:meta>
</office:document-meta>
</file>